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4.120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tests_gosd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100.csv</text:p>
          </table:table-cell>
          <table:table-cell office:value-type="float" office:value="0.44922399520874" calcext:value-type="float">
            <text:p>0.44922399520874</text:p>
          </table:table-cell>
          <table:table-cell office:value-type="float" office:value="0.78" calcext:value-type="float">
            <text:p>0.78</text:p>
          </table:table-cell>
          <table:table-cell office:value-type="float" office:value="0.714223937196461" calcext:value-type="float">
            <text:p>0.714223937196461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2"/>
          <table:table-cell office:value-type="string" calcext:value-type="string">
            <text:p>GOSDT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9.10971188545227" calcext:value-type="float">
            <text:p>9.1097118854522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0684452369522" calcext:value-type="float">
            <text:p>0.70684452369522</text:p>
          </table:table-cell>
          <table:table-cell table:number-columns-repeated="4"/>
          <table:table-cell office:value-type="string" calcext:value-type="string">
            <text:p>Dataset</text:p>
          </table:table-cell>
          <table:table-cell office:value-type="string" calcext:value-type="string">
            <text:p>Execution Time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200.csv</text:p>
          </table:table-cell>
          <table:table-cell office:value-type="float" office:value="6.08121514320374" calcext:value-type="float">
            <text:p>6.08121514320374</text:p>
          </table:table-cell>
          <table:table-cell office:value-type="float" office:value="0.75" calcext:value-type="float">
            <text:p>0.75</text:p>
          </table:table-cell>
          <table:table-cell office:value-type="float" office:value="0.708797810560043" calcext:value-type="float">
            <text:p>0.708797810560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50.csv</text:p>
          </table:table-cell>
          <table:table-cell office:value-type="float" office:value="0.318567514419556" calcext:value-type="float">
            <text:p>0.318567514419556</text:p>
          </table:table-cell>
          <table:table-cell office:value-type="float" office:value="0.86" calcext:value-type="float">
            <text:p>0.86</text:p>
          </table:table-cell>
          <table:table-cell office:value-type="float" office:value="0.657943676939426" calcext:value-type="float">
            <text:p>0.657943676939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500.csv</text:p>
          </table:table-cell>
          <table:table-cell office:value-type="float" office:value="164.496571063995" calcext:value-type="float">
            <text:p>164.496571063995</text:p>
          </table:table-cell>
          <table:table-cell office:value-type="float" office:value="0.722" calcext:value-type="float">
            <text:p>0.722</text:p>
          </table:table-cell>
          <table:table-cell office:value-type="float" office:value="0.708853078012272" calcext:value-type="float">
            <text:p>0.708853078012272</text:p>
          </table:table-cell>
          <table:table-cell table:formula="of:=AVERAGE([.D1:.D5])" office:value-type="float" office:value="36.0910579204559" calcext:value-type="float">
            <text:p>36.0910579204559</text:p>
          </table:table-cell>
          <table:table-cell table:formula="of:=AVERAGE([.E1:.E5])" office:value-type="float" office:value="0.7772" calcext:value-type="float">
            <text:p>0.7772</text:p>
          </table:table-cell>
          <table:table-cell table:formula="of:=AVERAGE([.F1:.F5])" office:value-type="float" office:value="0.699332605280684" calcext:value-type="float">
            <text:p>0.699332605280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.csv</text:p>
          </table:table-cell>
          <table:table-cell office:value-type="float" office:value="0.475434064865112" calcext:value-type="float">
            <text:p>0.475434064865112</text:p>
          </table:table-cell>
          <table:table-cell office:value-type="float" office:value="1" calcext:value-type="float">
            <text:p>1</text:p>
          </table:table-cell>
          <table:table-cell office:value-type="float" office:value="0.673881673881674" calcext:value-type="float">
            <text:p>0.673881673881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0.csv</text:p>
          </table:table-cell>
          <table:table-cell office:value-type="float" office:value="25.0980989933014" calcext:value-type="float">
            <text:p>25.0980989933014</text:p>
          </table:table-cell>
          <table:table-cell office:value-type="float" office:value="0.993" calcext:value-type="float">
            <text:p>0.993</text:p>
          </table:table-cell>
          <table:table-cell office:value-type="float" office:value="0.898148148148148" calcext:value-type="float">
            <text:p>0.898148148148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200.csv</text:p>
          </table:table-cell>
          <table:table-cell office:value-type="float" office:value="0.048043966293335" calcext:value-type="float">
            <text:p>0.0480439662933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8537839823659" calcext:value-type="float">
            <text:p>0.8385378398236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.csv</text:p>
          </table:table-cell>
          <table:table-cell office:value-type="float" office:value="0.0597310066223145" calcext:value-type="float">
            <text:p>0.059731006622315</text:p>
          </table:table-cell>
          <table:table-cell office:value-type="float" office:value="1" calcext:value-type="float">
            <text:p>1</text:p>
          </table:table-cell>
          <table:table-cell office:value-type="float" office:value="0.801215588130139" calcext:value-type="float">
            <text:p>0.801215588130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0.csv</text:p>
          </table:table-cell>
          <table:table-cell office:value-type="float" office:value="0.119870901107788" calcext:value-type="float">
            <text:p>0.119870901107788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9510108864697" calcext:value-type="float">
            <text:p>0.829510108864697</text:p>
          </table:table-cell>
          <table:table-cell table:formula="of:=AVERAGE([.D6:.D10])" office:value-type="float" office:value="5.16023578643799" calcext:value-type="float">
            <text:p>5.16023578643799</text:p>
          </table:table-cell>
          <table:table-cell table:formula="of:=AVERAGE([.E6:.E10])" office:value-type="float" office:value="0.9964" calcext:value-type="float">
            <text:p>0.9964</text:p>
          </table:table-cell>
          <table:table-cell table:formula="of:=AVERAGE([.F6:.F10])" office:value-type="float" office:value="0.808258671769663" calcext:value-type="float">
            <text:p>0.808258671769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100.csv</text:p>
          </table:table-cell>
          <table:table-cell office:value-type="float" office:value="0.816318511962891" calcext:value-type="float">
            <text:p>0.816318511962891</text:p>
          </table:table-cell>
          <table:table-cell office:value-type="float" office:value="0.5" calcext:value-type="float">
            <text:p>0.5</text:p>
          </table:table-cell>
          <table:table-cell office:value-type="float" office:value="0.473452188006483" calcext:value-type="float">
            <text:p>0.473452188006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1000.csv</text:p>
          </table:table-cell>
          <table:table-cell office:value-type="float" office:value="5.50520181655884" calcext:value-type="float">
            <text:p>5.50520181655884</text:p>
          </table:table-cell>
          <table:table-cell office:value-type="float" office:value="0.5" calcext:value-type="float">
            <text:p>0.5</text:p>
          </table:table-cell>
          <table:table-cell office:value-type="float" office:value="0.473191489361702" calcext:value-type="float">
            <text:p>0.473191489361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200.csv</text:p>
          </table:table-cell>
          <table:table-cell office:value-type="float" office:value="2.05844140052795" calcext:value-type="float">
            <text:p>2.05844140052795</text:p>
          </table:table-cell>
          <table:table-cell office:value-type="float" office:value="0.5" calcext:value-type="float">
            <text:p>0.5</text:p>
          </table:table-cell>
          <table:table-cell office:value-type="float" office:value="0.473423472147107" calcext:value-type="float">
            <text:p>0.473423472147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50.csv</text:p>
          </table:table-cell>
          <table:table-cell office:value-type="float" office:value="0.501938104629517" calcext:value-type="float">
            <text:p>0.501938104629517</text:p>
          </table:table-cell>
          <table:table-cell office:value-type="float" office:value="0.5" calcext:value-type="float">
            <text:p>0.5</text:p>
          </table:table-cell>
          <table:table-cell office:value-type="float" office:value="0.473466522678186" calcext:value-type="float">
            <text:p>0.473466522678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500.csv</text:p>
          </table:table-cell>
          <table:table-cell office:value-type="float" office:value="3.3564989566803" calcext:value-type="float">
            <text:p>3.3564989566803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950623983" calcext:value-type="float">
            <text:p>0.473336950623983</text:p>
          </table:table-cell>
          <table:table-cell table:formula="of:=AVERAGE([.D11:.D15])" office:value-type="float" office:value="2.4476797580719" calcext:value-type="float">
            <text:p>2.4476797580719</text:p>
          </table:table-cell>
          <table:table-cell table:formula="of:=AVERAGE([.E11:.E15])" office:value-type="float" office:value="0.5" calcext:value-type="float">
            <text:p>0.5</text:p>
          </table:table-cell>
          <table:table-cell table:formula="of:=AVERAGE([.F11:.F15])" office:value-type="float" office:value="0.473374124563492" calcext:value-type="float">
            <text:p>0.473374124563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100.csv</text:p>
          </table:table-cell>
          <table:table-cell office:value-type="float" office:value="0.0136191844940186" calcext:value-type="float">
            <text:p>0.013619184494019</text:p>
          </table:table-cell>
          <table:table-cell office:value-type="float" office:value="0.88" calcext:value-type="float">
            <text:p>0.88</text:p>
          </table:table-cell>
          <table:table-cell office:value-type="float" office:value="0.677002583979328" calcext:value-type="float">
            <text:p>0.677002583979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57932186126709" calcext:value-type="float">
            <text:p>0.2579321861267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200.csv</text:p>
          </table:table-cell>
          <table:table-cell office:value-type="float" office:value="0.0301275253295898" calcext:value-type="float">
            <text:p>0.03012752532959</text:p>
          </table:table-cell>
          <table:table-cell office:value-type="float" office:value="0.92" calcext:value-type="float">
            <text:p>0.92</text:p>
          </table:table-cell>
          <table:table-cell office:value-type="float" office:value="0.694926568758344" calcext:value-type="float">
            <text:p>0.694926568758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50.csv</text:p>
          </table:table-cell>
          <table:table-cell office:value-type="float" office:value="0.0475802421569824" calcext:value-type="float">
            <text:p>0.047580242156983</text:p>
          </table:table-cell>
          <table:table-cell office:value-type="float" office:value="0.94" calcext:value-type="float">
            <text:p>0.94</text:p>
          </table:table-cell>
          <table:table-cell office:value-type="float" office:value="0.689129052765416" calcext:value-type="float">
            <text:p>0.689129052765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500.csv</text:p>
          </table:table-cell>
          <table:table-cell office:value-type="float" office:value="0.03076171875" calcext:value-type="float">
            <text:p>0.03076171875</text:p>
          </table:table-cell>
          <table:table-cell office:value-type="float" office:value="0.924" calcext:value-type="float">
            <text:p>0.924</text:p>
          </table:table-cell>
          <table:table-cell office:value-type="float" office:value="0.746290801186944" calcext:value-type="float">
            <text:p>0.746290801186944</text:p>
          </table:table-cell>
          <table:table-cell table:formula="of:=AVERAGE([.D16:.D20])" office:value-type="float" office:value="0.07600417137146" calcext:value-type="float">
            <text:p>0.07600417137146</text:p>
          </table:table-cell>
          <table:table-cell table:formula="of:=AVERAGE([.E16:.E20])" office:value-type="float" office:value="0.9144" calcext:value-type="float">
            <text:p>0.9144</text:p>
          </table:table-cell>
          <table:table-cell table:formula="of:=AVERAGE([.F16:.F20])" office:value-type="float" office:value="0.704092752157679" calcext:value-type="float">
            <text:p>0.704092752157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100.csv</text:p>
          </table:table-cell>
          <table:table-cell office:value-type="float" office:value="0.144142866134644" calcext:value-type="float">
            <text:p>0.144142866134644</text:p>
          </table:table-cell>
          <table:table-cell office:value-type="float" office:value="0.75" calcext:value-type="float">
            <text:p>0.75</text:p>
          </table:table-cell>
          <table:table-cell office:value-type="float" office:value="0.748278160408798" calcext:value-type="float">
            <text:p>0.748278160408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1000.csv</text:p>
          </table:table-cell>
          <table:table-cell office:value-type="float" office:value="7.6700005531311" calcext:value-type="float">
            <text:p>7.6700005531311</text:p>
          </table:table-cell>
          <table:table-cell office:value-type="float" office:value="0.685" calcext:value-type="float">
            <text:p>0.685</text:p>
          </table:table-cell>
          <table:table-cell office:value-type="float" office:value="0.765898361566232" calcext:value-type="float">
            <text:p>0.765898361566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200.csv</text:p>
          </table:table-cell>
          <table:table-cell office:value-type="float" office:value="0.465664148330689" calcext:value-type="float">
            <text:p>0.465664148330689</text:p>
          </table:table-cell>
          <table:table-cell office:value-type="float" office:value="0.74" calcext:value-type="float">
            <text:p>0.74</text:p>
          </table:table-cell>
          <table:table-cell office:value-type="float" office:value="0.748693478754829" calcext:value-type="float">
            <text:p>0.7486934787548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50.csv</text:p>
          </table:table-cell>
          <table:table-cell office:value-type="float" office:value="0.032984733581543" calcext:value-type="float">
            <text:p>0.032984733581543</text:p>
          </table:table-cell>
          <table:table-cell office:value-type="float" office:value="0.74" calcext:value-type="float">
            <text:p>0.74</text:p>
          </table:table-cell>
          <table:table-cell office:value-type="float" office:value="0.748406943528895" calcext:value-type="float">
            <text:p>0.748406943528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500.csv</text:p>
          </table:table-cell>
          <table:table-cell office:value-type="float" office:value="12.8961596488953" calcext:value-type="float">
            <text:p>12.8961596488953</text:p>
          </table:table-cell>
          <table:table-cell office:value-type="float" office:value="0.692" calcext:value-type="float">
            <text:p>0.692</text:p>
          </table:table-cell>
          <table:table-cell office:value-type="float" office:value="0.755181663009022" calcext:value-type="float">
            <text:p>0.755181663009022</text:p>
          </table:table-cell>
          <table:table-cell table:formula="of:=AVERAGE([.D21:.D25])" office:value-type="float" office:value="4.24179039001465" calcext:value-type="float">
            <text:p>4.24179039001465</text:p>
          </table:table-cell>
          <table:table-cell table:formula="of:=AVERAGE([.E21:.E25])" office:value-type="float" office:value="0.7214" calcext:value-type="float">
            <text:p>0.7214</text:p>
          </table:table-cell>
          <table:table-cell table:formula="of:=AVERAGE([.F21:.F25])" office:value-type="float" office:value="0.753291721453555" calcext:value-type="float">
            <text:p>0.7532917214535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1:.D25])" office:value-type="float" office:value="9.60335360527039" calcext:value-type="float">
            <text:p>9.60335360527039</text:p>
          </table:table-cell>
          <table:table-cell table:formula="of:=AVERAGE([.E1:.E25])" office:value-type="float" office:value="0.78188" calcext:value-type="float">
            <text:p>0.78188</text:p>
          </table:table-cell>
          <table:table-cell table:formula="of:=AVERAGE([.F1:.F25])" office:value-type="float" office:value="0.687669975045015" calcext:value-type="float">
            <text:p>0.687669975045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Datapath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100.csv</text:p>
          </table:table-cell>
          <table:table-cell office:value-type="float" office:value="0.0398209095001221" calcext:value-type="float">
            <text:p>0.039820909500122</text:p>
          </table:table-cell>
          <table:table-cell office:value-type="float" office:value="1" calcext:value-type="float">
            <text:p>1</text:p>
          </table:table-cell>
          <table:table-cell office:value-type="float" office:value="0.680892821502229" calcext:value-type="float">
            <text:p>0.680892821502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16839599609375" calcext:value-type="float">
            <text:p>0.416839599609375</text:p>
          </table:table-cell>
          <table:table-cell office:value-type="float" office:value="0.811" calcext:value-type="float">
            <text:p>0.811</text:p>
          </table:table-cell>
          <table:table-cell office:value-type="float" office:value="0.712331115835676" calcext:value-type="float">
            <text:p>0.712331115835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200.csv</text:p>
          </table:table-cell>
          <table:table-cell office:value-type="float" office:value="0.0730924606323242" calcext:value-type="float">
            <text:p>0.073092460632324</text:p>
          </table:table-cell>
          <table:table-cell office:value-type="float" office:value="0.92" calcext:value-type="float">
            <text:p>0.92</text:p>
          </table:table-cell>
          <table:table-cell office:value-type="float" office:value="0.750350443895601" calcext:value-type="float">
            <text:p>0.750350443895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50.csv</text:p>
          </table:table-cell>
          <table:table-cell office:value-type="float" office:value="0.0226132869720459" calcext:value-type="float">
            <text:p>0.022613286972046</text:p>
          </table:table-cell>
          <table:table-cell office:value-type="float" office:value="1" calcext:value-type="float">
            <text:p>1</text:p>
          </table:table-cell>
          <table:table-cell office:value-type="float" office:value="0.656847768331562" calcext:value-type="float">
            <text:p>0.656847768331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500.csv</text:p>
          </table:table-cell>
          <table:table-cell office:value-type="float" office:value="0.1951584815979" calcext:value-type="float">
            <text:p>0.1951584815979</text:p>
          </table:table-cell>
          <table:table-cell office:value-type="float" office:value="0.808" calcext:value-type="float">
            <text:p>0.808</text:p>
          </table:table-cell>
          <table:table-cell office:value-type="float" office:value="0.776953678106668" calcext:value-type="float">
            <text:p>0.776953678106668</text:p>
          </table:table-cell>
          <table:table-cell table:formula="of:=AVERAGE([.D28:.D32])" office:value-type="float" office:value="0.149504947662354" calcext:value-type="float">
            <text:p>0.149504947662354</text:p>
          </table:table-cell>
          <table:table-cell table:formula="of:=AVERAGE([.E28:.E32])" office:value-type="float" office:value="0.9078" calcext:value-type="float">
            <text:p>0.9078</text:p>
          </table:table-cell>
          <table:table-cell table:formula="of:=AVERAGE([.F28:.F32])" office:value-type="float" office:value="0.715475165534347" calcext:value-type="float">
            <text:p>0.715475165534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.csv</text:p>
          </table:table-cell>
          <table:table-cell office:value-type="float" office:value="0.0328104496002197" calcext:value-type="float">
            <text:p>0.03281044960022</text:p>
          </table:table-cell>
          <table:table-cell office:value-type="float" office:value="1" calcext:value-type="float">
            <text:p>1</text:p>
          </table:table-cell>
          <table:table-cell office:value-type="float" office:value="0.764790764790765" calcext:value-type="float">
            <text:p>0.764790764790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0.csv</text:p>
          </table:table-cell>
          <table:table-cell office:value-type="float" office:value="0.389436721801758" calcext:value-type="float">
            <text:p>0.389436721801758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2558139534884" calcext:value-type="float">
            <text:p>0.9825581395348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200.csv</text:p>
          </table:table-cell>
          <table:table-cell office:value-type="float" office:value="0.0624885559082031" calcext:value-type="float">
            <text:p>0.062488555908203</text:p>
          </table:table-cell>
          <table:table-cell office:value-type="float" office:value="1" calcext:value-type="float">
            <text:p>1</text:p>
          </table:table-cell>
          <table:table-cell office:value-type="float" office:value="0.844966936076414" calcext:value-type="float">
            <text:p>0.844966936076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.csv</text:p>
          </table:table-cell>
          <table:table-cell office:value-type="float" office:value="0.0177807807922363" calcext:value-type="float">
            <text:p>0.017780780792236</text:p>
          </table:table-cell>
          <table:table-cell office:value-type="float" office:value="1" calcext:value-type="float">
            <text:p>1</text:p>
          </table:table-cell>
          <table:table-cell office:value-type="float" office:value="0.844118698605649" calcext:value-type="float">
            <text:p>0.8441186986056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0.csv</text:p>
          </table:table-cell>
          <table:table-cell office:value-type="float" office:value="0.163031101226807" calcext:value-type="float">
            <text:p>0.163031101226807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9510108864697" calcext:value-type="float">
            <text:p>0.829510108864697</text:p>
          </table:table-cell>
          <table:table-cell table:formula="of:=AVERAGE([.D33:.D37])" office:value-type="float" office:value="0.133109521865845" calcext:value-type="float">
            <text:p>0.133109521865845</text:p>
          </table:table-cell>
          <table:table-cell table:formula="of:=AVERAGE([.E33:.E37])" office:value-type="float" office:value="0.9974" calcext:value-type="float">
            <text:p>0.9974</text:p>
          </table:table-cell>
          <table:table-cell table:formula="of:=AVERAGE([.F33:.F37])" office:value-type="float" office:value="0.853188929574482" calcext:value-type="float">
            <text:p>0.853188929574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100.csv</text:p>
          </table:table-cell>
          <table:table-cell office:value-type="float" office:value="0.0955543518066406" calcext:value-type="float">
            <text:p>0.095554351806641</text:p>
          </table:table-cell>
          <table:table-cell office:value-type="float" office:value="1" calcext:value-type="float">
            <text:p>1</text:p>
          </table:table-cell>
          <table:table-cell office:value-type="float" office:value="0.493117233927607" calcext:value-type="float">
            <text:p>0.493117233927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1000.csv</text:p>
          </table:table-cell>
          <table:table-cell office:value-type="float" office:value="1.25665593147278" calcext:value-type="float">
            <text:p>1.25665593147278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1243862520458" calcext:value-type="float">
            <text:p>0.481243862520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200.csv</text:p>
          </table:table-cell>
          <table:table-cell office:value-type="float" office:value="0.196684837341309" calcext:value-type="float">
            <text:p>0.196684837341309</text:p>
          </table:table-cell>
          <table:table-cell office:value-type="float" office:value="0.995" calcext:value-type="float">
            <text:p>0.995</text:p>
          </table:table-cell>
          <table:table-cell office:value-type="float" office:value="0.51716603569497" calcext:value-type="float">
            <text:p>0.51716603569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50.csv</text:p>
          </table:table-cell>
          <table:table-cell office:value-type="float" office:value="0.0496068000793457" calcext:value-type="float">
            <text:p>0.049606800079346</text:p>
          </table:table-cell>
          <table:table-cell office:value-type="float" office:value="1" calcext:value-type="float">
            <text:p>1</text:p>
          </table:table-cell>
          <table:table-cell office:value-type="float" office:value="0.513358531317495" calcext:value-type="float">
            <text:p>0.5133585313174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500.csv</text:p>
          </table:table-cell>
          <table:table-cell office:value-type="float" office:value="0.493999481201172" calcext:value-type="float">
            <text:p>0.493999481201172</text:p>
          </table:table-cell>
          <table:table-cell office:value-type="float" office:value="0.588" calcext:value-type="float">
            <text:p>0.588</text:p>
          </table:table-cell>
          <table:table-cell office:value-type="float" office:value="0.522919153553988" calcext:value-type="float">
            <text:p>0.522919153553988</text:p>
          </table:table-cell>
          <table:table-cell table:formula="of:=AVERAGE([.D38:.D42])" office:value-type="float" office:value="0.418500280380249" calcext:value-type="float">
            <text:p>0.418500280380249</text:p>
          </table:table-cell>
          <table:table-cell table:formula="of:=AVERAGE([.E38:.E42])" office:value-type="float" office:value="0.8204" calcext:value-type="float">
            <text:p>0.8204</text:p>
          </table:table-cell>
          <table:table-cell table:formula="of:=AVERAGE([.F38:.F42])" office:value-type="float" office:value="0.505560963402904" calcext:value-type="float">
            <text:p>0.505560963402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100.csv</text:p>
          </table:table-cell>
          <table:table-cell office:value-type="float" office:value="0.0136239528656006" calcext:value-type="float">
            <text:p>0.013623952865601</text:p>
          </table:table-cell>
          <table:table-cell office:value-type="float" office:value="0.99" calcext:value-type="float">
            <text:p>0.99</text:p>
          </table:table-cell>
          <table:table-cell office:value-type="float" office:value="0.745801033591731" calcext:value-type="float">
            <text:p>0.745801033591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2101020812988" calcext:value-type="float">
            <text:p>0.172101020812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200.csv</text:p>
          </table:table-cell>
          <table:table-cell office:value-type="float" office:value="0.0264518260955811" calcext:value-type="float">
            <text:p>0.026451826095581</text:p>
          </table:table-cell>
          <table:table-cell office:value-type="float" office:value="0.985" calcext:value-type="float">
            <text:p>0.985</text:p>
          </table:table-cell>
          <table:table-cell office:value-type="float" office:value="0.832443257676903" calcext:value-type="float">
            <text:p>0.832443257676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50.csv</text:p>
          </table:table-cell>
          <table:table-cell office:value-type="float" office:value="0.00851678848266602" calcext:value-type="float">
            <text:p>0.008516788482666</text:p>
          </table:table-cell>
          <table:table-cell office:value-type="float" office:value="1" calcext:value-type="float">
            <text:p>1</text:p>
          </table:table-cell>
          <table:table-cell office:value-type="float" office:value="0.813731722822632" calcext:value-type="float">
            <text:p>0.813731722822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500.csv</text:p>
          </table:table-cell>
          <table:table-cell office:value-type="float" office:value="0.0697247982025147" calcext:value-type="float">
            <text:p>0.069724798202515</text:p>
          </table:table-cell>
          <table:table-cell office:value-type="float" office:value="0.978" calcext:value-type="float">
            <text:p>0.978</text:p>
          </table:table-cell>
          <table:table-cell office:value-type="float" office:value="0.818620178041543" calcext:value-type="float">
            <text:p>0.818620178041543</text:p>
          </table:table-cell>
          <table:table-cell table:formula="of:=AVERAGE([.D43:.D47])" office:value-type="float" office:value="0.0580836772918701" calcext:value-type="float">
            <text:p>0.05808367729187</text:p>
          </table:table-cell>
          <table:table-cell table:formula="of:=AVERAGE([.E43:.E47])" office:value-type="float" office:value="0.9836" calcext:value-type="float">
            <text:p>0.9836</text:p>
          </table:table-cell>
          <table:table-cell table:formula="of:=AVERAGE([.F43:.F47])" office:value-type="float" office:value="0.806509038062263" calcext:value-type="float">
            <text:p>0.806509038062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100.csv</text:p>
          </table:table-cell>
          <table:table-cell office:value-type="float" office:value="0.0601835250854492" calcext:value-type="float">
            <text:p>0.060183525085449</text:p>
          </table:table-cell>
          <table:table-cell office:value-type="float" office:value="0.86" calcext:value-type="float">
            <text:p>0.86</text:p>
          </table:table-cell>
          <table:table-cell office:value-type="float" office:value="0.761386358586981" calcext:value-type="float">
            <text:p>0.761386358586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1000.csv</text:p>
          </table:table-cell>
          <table:table-cell office:value-type="float" office:value="0.467565298080444" calcext:value-type="float">
            <text:p>0.46756529808044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78117189669536" calcext:value-type="float">
            <text:p>0.7781171896695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200.csv</text:p>
          </table:table-cell>
          <table:table-cell office:value-type="float" office:value="0.106364250183105" calcext:value-type="float">
            <text:p>0.1063642501831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774823903658259" calcext:value-type="float">
            <text:p>0.774823903658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50.csv</text:p>
          </table:table-cell>
          <table:table-cell office:value-type="float" office:value="0.0356836318969727" calcext:value-type="float">
            <text:p>0.035683631896973</text:p>
          </table:table-cell>
          <table:table-cell office:value-type="float" office:value="0.9" calcext:value-type="float">
            <text:p>0.9</text:p>
          </table:table-cell>
          <table:table-cell office:value-type="float" office:value="0.735662491760053" calcext:value-type="float">
            <text:p>0.735662491760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500.csv</text:p>
          </table:table-cell>
          <table:table-cell office:value-type="float" office:value="0.22514533996582" calcext:value-type="float">
            <text:p>0.2251453399658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981224091685" calcext:value-type="float">
            <text:p>0.76981224091685</text:p>
          </table:table-cell>
          <table:table-cell table:formula="of:=AVERAGE([.D48:.D52])" office:value-type="float" office:value="0.178988409042358" calcext:value-type="float">
            <text:p>0.178988409042358</text:p>
          </table:table-cell>
          <table:table-cell table:formula="of:=AVERAGE([.E48:.E52])" office:value-type="float" office:value="0.8274" calcext:value-type="float">
            <text:p>0.8274</text:p>
          </table:table-cell>
          <table:table-cell table:formula="of:=AVERAGE([.F48:.F52])" office:value-type="float" office:value="0.763960436918336" calcext:value-type="float">
            <text:p>0.7639604369183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AVERAGE([.D28:.D52])" office:value-type="float" office:value="0.187637367248535" calcext:value-type="float">
            <text:p>0.187637367248535</text:p>
          </table:table-cell>
          <table:table-cell table:formula="of:=AVERAGE([.E28:.E52])" office:value-type="float" office:value="0.90732" calcext:value-type="float">
            <text:p>0.90732</text:p>
          </table:table-cell>
          <table:table-cell table:formula="of:=AVERAGE([.F28:.F52])" office:value-type="float" office:value="0.728938906698466" calcext:value-type="float">
            <text:p>0.72893890669846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100.csv</text:p>
          </table:table-cell>
          <table:table-cell office:value-type="float" office:value="1.84602355957031" calcext:value-type="float">
            <text:p>1.84602355957031</text:p>
          </table:table-cell>
          <table:table-cell office:value-type="float" office:value="0.66" calcext:value-type="float">
            <text:p>0.66</text:p>
          </table:table-cell>
          <table:table-cell office:value-type="float" office:value="0.782815514603153" calcext:value-type="float">
            <text:p>0.782815514603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1000.csv</text:p>
          </table:table-cell>
          <table:table-cell office:value-type="float" office:value="2.52945041656494" calcext:value-type="float">
            <text:p>2.52945041656494</text:p>
          </table:table-cell>
          <table:table-cell office:value-type="float" office:value="0.536" calcext:value-type="float">
            <text:p>0.536</text:p>
          </table:table-cell>
          <table:table-cell office:value-type="float" office:value="0.286880186544133" calcext:value-type="float">
            <text:p>0.286880186544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200.csv</text:p>
          </table:table-cell>
          <table:table-cell office:value-type="float" office:value="1.88168907165527" calcext:value-type="float">
            <text:p>1.88168907165527</text:p>
          </table:table-cell>
          <table:table-cell office:value-type="float" office:value="0.565" calcext:value-type="float">
            <text:p>0.565</text:p>
          </table:table-cell>
          <table:table-cell office:value-type="float" office:value="0.32174087177091" calcext:value-type="float">
            <text:p>0.32174087177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50.csv</text:p>
          </table:table-cell>
          <table:table-cell office:value-type="float" office:value="2.20306134223938" calcext:value-type="float">
            <text:p>2.20306134223938</text:p>
          </table:table-cell>
          <table:table-cell office:value-type="float" office:value="0.62" calcext:value-type="float">
            <text:p>0.62</text:p>
          </table:table-cell>
          <table:table-cell office:value-type="float" office:value="0.287626195536663" calcext:value-type="float">
            <text:p>0.287626195536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500.csv</text:p>
          </table:table-cell>
          <table:table-cell office:value-type="float" office:value="2.11669039726257" calcext:value-type="float">
            <text:p>2.11669039726257</text:p>
          </table:table-cell>
          <table:table-cell office:value-type="float" office:value="0.546" calcext:value-type="float">
            <text:p>0.546</text:p>
          </table:table-cell>
          <table:table-cell office:value-type="float" office:value="0.326276043422561" calcext:value-type="float">
            <text:p>0.326276043422561</text:p>
          </table:table-cell>
          <table:table-cell table:formula="of:=AVERAGE([.D55:.D59])" office:value-type="float" office:value="2.1153829574585" calcext:value-type="float">
            <text:p>2.1153829574585</text:p>
          </table:table-cell>
          <table:table-cell table:formula="of:=AVERAGE([.E55:.E59])" office:value-type="float" office:value="0.5854" calcext:value-type="float">
            <text:p>0.5854</text:p>
          </table:table-cell>
          <table:table-cell table:formula="of:=AVERAGE([.F55:.F59])" office:value-type="float" office:value="0.401067762375484" calcext:value-type="float">
            <text:p>0.40106776237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100.csv</text:p>
          </table:table-cell>
          <table:table-cell office:value-type="float" office:value="0.707554817199707" calcext:value-type="float">
            <text:p>0.707554817199707</text:p>
          </table:table-cell>
          <table:table-cell office:value-type="float" office:value="1" calcext:value-type="float">
            <text:p>1</text:p>
          </table:table-cell>
          <table:table-cell office:value-type="float" office:value="0.685425685425685" calcext:value-type="float">
            <text:p>0.685425685425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1000.csv</text:p>
          </table:table-cell>
          <table:table-cell office:value-type="float" office:value="1.03587913513184" calcext:value-type="float">
            <text:p>1.03587913513184</text:p>
          </table:table-cell>
          <table:table-cell office:value-type="float" office:value="0.957" calcext:value-type="float">
            <text:p>0.957</text:p>
          </table:table-cell>
          <table:table-cell office:value-type="float" office:value="0.795650301464255" calcext:value-type="float">
            <text:p>0.795650301464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200.csv</text:p>
          </table:table-cell>
          <table:table-cell office:value-type="float" office:value="0.762810945510864" calcext:value-type="float">
            <text:p>0.762810945510864</text:p>
          </table:table-cell>
          <table:table-cell office:value-type="float" office:value="0.985" calcext:value-type="float">
            <text:p>0.985</text:p>
          </table:table-cell>
          <table:table-cell office:value-type="float" office:value="0.818332108743571" calcext:value-type="float">
            <text:p>0.818332108743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50.csv</text:p>
          </table:table-cell>
          <table:table-cell office:value-type="float" office:value="0.71484899520874" calcext:value-type="float">
            <text:p>0.71484899520874</text:p>
          </table:table-cell>
          <table:table-cell office:value-type="float" office:value="0.98" calcext:value-type="float">
            <text:p>0.98</text:p>
          </table:table-cell>
          <table:table-cell office:value-type="float" office:value="0.698426885949231" calcext:value-type="float">
            <text:p>0.698426885949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500.csv</text:p>
          </table:table-cell>
          <table:table-cell office:value-type="float" office:value="0.883192777633667" calcext:value-type="float">
            <text:p>0.883192777633667</text:p>
          </table:table-cell>
          <table:table-cell office:value-type="float" office:value="0.984" calcext:value-type="float">
            <text:p>0.984</text:p>
          </table:table-cell>
          <table:table-cell office:value-type="float" office:value="0.808709175738725" calcext:value-type="float">
            <text:p>0.808709175738725</text:p>
          </table:table-cell>
          <table:table-cell table:formula="of:=AVERAGE([.D60:.D64])" office:value-type="float" office:value="0.820857334136963" calcext:value-type="float">
            <text:p>0.820857334136963</text:p>
          </table:table-cell>
          <table:table-cell table:formula="of:=AVERAGE([.E60:.E64])" office:value-type="float" office:value="0.9812" calcext:value-type="float">
            <text:p>0.9812</text:p>
          </table:table-cell>
          <table:table-cell table:formula="of:=AVERAGE([.F60:.F64])" office:value-type="float" office:value="0.761308831464294" calcext:value-type="float">
            <text:p>0.761308831464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100.csv</text:p>
          </table:table-cell>
          <table:table-cell office:value-type="float" office:value="8.156090259552" calcext:value-type="float">
            <text:p>8.156090259552</text:p>
          </table:table-cell>
          <table:table-cell office:value-type="float" office:value="0.5" calcext:value-type="float">
            <text:p>0.5</text:p>
          </table:table-cell>
          <table:table-cell office:value-type="float" office:value="0.473452188006483" calcext:value-type="float">
            <text:p>0.473452188006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1000.csv</text:p>
          </table:table-cell>
          <table:table-cell office:value-type="float" office:value="10.5430872440338" calcext:value-type="float">
            <text:p>10.5430872440338</text:p>
          </table:table-cell>
          <table:table-cell office:value-type="float" office:value="0.5" calcext:value-type="float">
            <text:p>0.5</text:p>
          </table:table-cell>
          <table:table-cell office:value-type="float" office:value="0.473191489361702" calcext:value-type="float">
            <text:p>0.473191489361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200.csv</text:p>
          </table:table-cell>
          <table:table-cell office:value-type="float" office:value="8.75236654281616" calcext:value-type="float">
            <text:p>8.75236654281616</text:p>
          </table:table-cell>
          <table:table-cell office:value-type="float" office:value="0.5" calcext:value-type="float">
            <text:p>0.5</text:p>
          </table:table-cell>
          <table:table-cell office:value-type="float" office:value="0.473423472147107" calcext:value-type="float">
            <text:p>0.473423472147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50.csv</text:p>
          </table:table-cell>
          <table:table-cell office:value-type="float" office:value="8.06629133224487" calcext:value-type="float">
            <text:p>8.06629133224487</text:p>
          </table:table-cell>
          <table:table-cell office:value-type="float" office:value="0.5" calcext:value-type="float">
            <text:p>0.5</text:p>
          </table:table-cell>
          <table:table-cell office:value-type="float" office:value="0.473466522678186" calcext:value-type="float">
            <text:p>0.473466522678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500.csv</text:p>
          </table:table-cell>
          <table:table-cell office:value-type="float" office:value="9.7046229839325" calcext:value-type="float">
            <text:p>9.7046229839325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950623983" calcext:value-type="float">
            <text:p>0.473336950623983</text:p>
          </table:table-cell>
          <table:table-cell table:formula="of:=AVERAGE([.D65:.D69])" office:value-type="float" office:value="9.04449167251587" calcext:value-type="float">
            <text:p>9.04449167251587</text:p>
          </table:table-cell>
          <table:table-cell table:formula="of:=AVERAGE([.E65:.E69])" office:value-type="float" office:value="0.5" calcext:value-type="float">
            <text:p>0.5</text:p>
          </table:table-cell>
          <table:table-cell table:formula="of:=AVERAGE([.F65:.F69])" office:value-type="float" office:value="0.473374124563492" calcext:value-type="float">
            <text:p>0.473374124563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100.csv</text:p>
          </table:table-cell>
          <table:table-cell office:value-type="float" office:value="0.616482019424439" calcext:value-type="float">
            <text:p>0.616482019424439</text:p>
          </table:table-cell>
          <table:table-cell office:value-type="float" office:value="0.88" calcext:value-type="float">
            <text:p>0.88</text:p>
          </table:table-cell>
          <table:table-cell office:value-type="float" office:value="0.677002583979328" calcext:value-type="float">
            <text:p>0.677002583979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1000.csv</text:p>
          </table:table-cell>
          <table:table-cell office:value-type="float" office:value="0.989843130111694" calcext:value-type="float">
            <text:p>0.98984313011169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23132969034608" calcext:value-type="float">
            <text:p>0.7231329690346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200.csv</text:p>
          </table:table-cell>
          <table:table-cell office:value-type="float" office:value="0.709987163543701" calcext:value-type="float">
            <text:p>0.709987163543701</text:p>
          </table:table-cell>
          <table:table-cell office:value-type="float" office:value="0.855" calcext:value-type="float">
            <text:p>0.855</text:p>
          </table:table-cell>
          <table:table-cell office:value-type="float" office:value="0.671895861148197" calcext:value-type="float">
            <text:p>0.671895861148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50.csv</text:p>
          </table:table-cell>
          <table:table-cell office:value-type="float" office:value="0.603611469268799" calcext:value-type="float">
            <text:p>0.603611469268799</text:p>
          </table:table-cell>
          <table:table-cell office:value-type="float" office:value="0.86" calcext:value-type="float">
            <text:p>0.86</text:p>
          </table:table-cell>
          <table:table-cell office:value-type="float" office:value="0.753019707565162" calcext:value-type="float">
            <text:p>0.753019707565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500.csv</text:p>
          </table:table-cell>
          <table:table-cell office:value-type="float" office:value="0.803467750549316" calcext:value-type="float">
            <text:p>0.8034677505493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6513353115727" calcext:value-type="float">
            <text:p>0.6513353115727</text:p>
          </table:table-cell>
          <table:table-cell table:formula="of:=AVERAGE([.D70:.D74])" office:value-type="float" office:value="0.74467830657959" calcext:value-type="float">
            <text:p>0.74467830657959</text:p>
          </table:table-cell>
          <table:table-cell table:formula="of:=AVERAGE([.E70:.E74])" office:value-type="float" office:value="0.855" calcext:value-type="float">
            <text:p>0.855</text:p>
          </table:table-cell>
          <table:table-cell table:formula="of:=AVERAGE([.F70:.F74])" office:value-type="float" office:value="0.695277286659999" calcext:value-type="float">
            <text:p>0.69527728665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100.csv</text:p>
          </table:table-cell>
          <table:table-cell office:value-type="float" office:value="1.89877724647522" calcext:value-type="float">
            <text:p>1.89877724647522</text:p>
          </table:table-cell>
          <table:table-cell office:value-type="float" office:value="0.5" calcext:value-type="float">
            <text:p>0.5</text:p>
          </table:table-cell>
          <table:table-cell office:value-type="float" office:value="0.608309264607865" calcext:value-type="float">
            <text:p>0.608309264607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1000.csv</text:p>
          </table:table-cell>
          <table:table-cell office:value-type="float" office:value="13.2511689662933" calcext:value-type="float">
            <text:p>13.2511689662933</text:p>
          </table:table-cell>
          <table:table-cell office:value-type="float" office:value="0.5" calcext:value-type="float">
            <text:p>0.5</text:p>
          </table:table-cell>
          <table:table-cell office:value-type="float" office:value="0.635379061371841" calcext:value-type="float">
            <text:p>0.635379061371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200.csv</text:p>
          </table:table-cell>
          <table:table-cell office:value-type="float" office:value="3.7020046710968" calcext:value-type="float">
            <text:p>3.7020046710968</text:p>
          </table:table-cell>
          <table:table-cell office:value-type="float" office:value="0.5" calcext:value-type="float">
            <text:p>0.5</text:p>
          </table:table-cell>
          <table:table-cell office:value-type="float" office:value="0.610770279481936" calcext:value-type="float">
            <text:p>0.610770279481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50.csv</text:p>
          </table:table-cell>
          <table:table-cell office:value-type="float" office:value="1.39156484603882" calcext:value-type="float">
            <text:p>1.39156484603882</text:p>
          </table:table-cell>
          <table:table-cell office:value-type="float" office:value="0.5" calcext:value-type="float">
            <text:p>0.5</text:p>
          </table:table-cell>
          <table:table-cell office:value-type="float" office:value="0.607119314436388" calcext:value-type="float">
            <text:p>0.607119314436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500.csv</text:p>
          </table:table-cell>
          <table:table-cell office:value-type="float" office:value="7.48957467079163" calcext:value-type="float">
            <text:p>7.48957467079163</text:p>
          </table:table-cell>
          <table:table-cell office:value-type="float" office:value="0.5" calcext:value-type="float">
            <text:p>0.5</text:p>
          </table:table-cell>
          <table:table-cell office:value-type="float" office:value="0.618873445501097" calcext:value-type="float">
            <text:p>0.618873445501097</text:p>
          </table:table-cell>
          <table:table-cell table:formula="of:=AVERAGE([.D75:.D79])" office:value-type="float" office:value="5.54661808013916" calcext:value-type="float">
            <text:p>5.54661808013916</text:p>
          </table:table-cell>
          <table:table-cell table:formula="of:=AVERAGE([.E75:.E79])" office:value-type="float" office:value="0.5" calcext:value-type="float">
            <text:p>0.5</text:p>
          </table:table-cell>
          <table:table-cell table:formula="of:=AVERAGE([.F75:.F79])" office:value-type="float" office:value="0.616090273079825" calcext:value-type="float">
            <text:p>0.6160902730798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AVERAGE([.D55:.D79])" office:value-type="float" office:value="3.65440567016602" calcext:value-type="float">
            <text:p>3.65440567016602</text:p>
          </table:table-cell>
          <table:table-cell table:formula="of:=AVERAGE([.E55:.E79])" office:value-type="float" office:value="0.68432" calcext:value-type="float">
            <text:p>0.68432</text:p>
          </table:table-cell>
          <table:table-cell table:formula="of:=AVERAGE([.F55:.F79])" office:value-type="float" office:value="0.589423655628619" calcext:value-type="float">
            <text:p>0.58942365562861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100.csv</text:p>
          </table:table-cell>
          <table:table-cell office:value-type="float" office:value="6.6876335144043" calcext:value-type="float">
            <text:p>6.6876335144043</text:p>
          </table:table-cell>
          <table:table-cell office:value-type="float" office:value="0.71" calcext:value-type="float">
            <text:p>0.71</text:p>
          </table:table-cell>
          <table:table-cell office:value-type="float" office:value="0.76621648592908" calcext:value-type="float">
            <text:p>0.76621648592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1000.csv</text:p>
          </table:table-cell>
          <table:table-cell office:value-type="float" office:value="8.93515682220459" calcext:value-type="float">
            <text:p>8.93515682220459</text:p>
          </table:table-cell>
          <table:table-cell office:value-type="float" office:value="0.554" calcext:value-type="float">
            <text:p>0.554</text:p>
          </table:table-cell>
          <table:table-cell office:value-type="float" office:value="0.309649543927028" calcext:value-type="float">
            <text:p>0.309649543927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200.csv</text:p>
          </table:table-cell>
          <table:table-cell office:value-type="float" office:value="7.81587219238281" calcext:value-type="float">
            <text:p>7.81587219238281</text:p>
          </table:table-cell>
          <table:table-cell office:value-type="float" office:value="0.66" calcext:value-type="float">
            <text:p>0.66</text:p>
          </table:table-cell>
          <table:table-cell office:value-type="float" office:value="0.485448234430278" calcext:value-type="float">
            <text:p>0.485448234430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50.csv</text:p>
          </table:table-cell>
          <table:table-cell office:value-type="float" office:value="7.80434465408325" calcext:value-type="float">
            <text:p>7.80434465408325</text:p>
          </table:table-cell>
          <table:table-cell office:value-type="float" office:value="0.7" calcext:value-type="float">
            <text:p>0.7</text:p>
          </table:table-cell>
          <table:table-cell office:value-type="float" office:value="0.701315090329437" calcext:value-type="float">
            <text:p>0.701315090329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500.csv</text:p>
          </table:table-cell>
          <table:table-cell office:value-type="float" office:value="7.85857725143433" calcext:value-type="float">
            <text:p>7.85857725143433</text:p>
          </table:table-cell>
          <table:table-cell office:value-type="float" office:value="0.57" calcext:value-type="float">
            <text:p>0.57</text:p>
          </table:table-cell>
          <table:table-cell office:value-type="float" office:value="0.336659699278538" calcext:value-type="float">
            <text:p>0.336659699278538</text:p>
          </table:table-cell>
          <table:table-cell table:formula="of:=AVERAGE([.D82:.D86])" office:value-type="float" office:value="7.82031688690186" calcext:value-type="float">
            <text:p>7.82031688690186</text:p>
          </table:table-cell>
          <table:table-cell table:formula="of:=AVERAGE([.E82:.E86])" office:value-type="float" office:value="0.6388" calcext:value-type="float">
            <text:p>0.6388</text:p>
          </table:table-cell>
          <table:table-cell table:formula="of:=AVERAGE([.F82:.F86])" office:value-type="float" office:value="0.519857810778872" calcext:value-type="float">
            <text:p>0.519857810778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100.csv</text:p>
          </table:table-cell>
          <table:table-cell office:value-type="float" office:value="51.4217097759247" calcext:value-type="float">
            <text:p>51.4217097759247</text:p>
          </table:table-cell>
          <table:table-cell office:value-type="float" office:value="1" calcext:value-type="float">
            <text:p>1</text:p>
          </table:table-cell>
          <table:table-cell office:value-type="float" office:value="0.836940836940837" calcext:value-type="float">
            <text:p>0.8369408369408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1000.csv</text:p>
          </table:table-cell>
          <table:table-cell office:value-type="float" office:value="77.5306169986725" calcext:value-type="float">
            <text:p>77.5306169986725</text:p>
          </table:table-cell>
          <table:table-cell office:value-type="float" office:value="0.872" calcext:value-type="float">
            <text:p>0.872</text:p>
          </table:table-cell>
          <table:table-cell office:value-type="float" office:value="0.912144702842377" calcext:value-type="float">
            <text:p>0.912144702842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200.csv</text:p>
          </table:table-cell>
          <table:table-cell office:value-type="float" office:value="58.0190534591675" calcext:value-type="float">
            <text:p>58.01905345916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2825128581925" calcext:value-type="float">
            <text:p>0.82825128581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50.csv</text:p>
          </table:table-cell>
          <table:table-cell office:value-type="float" office:value="39.0687482357025" calcext:value-type="float">
            <text:p>39.0687482357025</text:p>
          </table:table-cell>
          <table:table-cell office:value-type="float" office:value="0.98" calcext:value-type="float">
            <text:p>0.98</text:p>
          </table:table-cell>
          <table:table-cell office:value-type="float" office:value="0.771362173757597" calcext:value-type="float">
            <text:p>0.771362173757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500.csv</text:p>
          </table:table-cell>
          <table:table-cell office:value-type="float" office:value="73.6583127975464" calcext:value-type="float">
            <text:p>73.6583127975464</text:p>
          </table:table-cell>
          <table:table-cell office:value-type="float" office:value="0.984" calcext:value-type="float">
            <text:p>0.984</text:p>
          </table:table-cell>
          <table:table-cell office:value-type="float" office:value="0.808709175738725" calcext:value-type="float">
            <text:p>0.808709175738725</text:p>
          </table:table-cell>
          <table:table-cell table:formula="of:=AVERAGE([.D87:.D91])" office:value-type="float" office:value="59.9396882534027" calcext:value-type="float">
            <text:p>59.9396882534027</text:p>
          </table:table-cell>
          <table:table-cell table:formula="of:=AVERAGE([.E87:.E91])" office:value-type="float" office:value="0.9662" calcext:value-type="float">
            <text:p>0.9662</text:p>
          </table:table-cell>
          <table:table-cell table:formula="of:=AVERAGE([.F87:.F91])" office:value-type="float" office:value="0.831481635019757" calcext:value-type="float">
            <text:p>0.831481635019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100.csv</text:p>
          </table:table-cell>
          <table:table-cell office:value-type="float" office:value="40.5285012722015" calcext:value-type="float">
            <text:p>40.5285012722015</text:p>
          </table:table-cell>
          <table:table-cell office:value-type="float" office:value="0.5" calcext:value-type="float">
            <text:p>0.5</text:p>
          </table:table-cell>
          <table:table-cell office:value-type="float" office:value="0.473452188006483" calcext:value-type="float">
            <text:p>0.473452188006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1000.csv</text:p>
          </table:table-cell>
          <table:table-cell office:value-type="float" office:value="41.9892146587372" calcext:value-type="float">
            <text:p>41.9892146587372</text:p>
          </table:table-cell>
          <table:table-cell office:value-type="float" office:value="0.5" calcext:value-type="float">
            <text:p>0.5</text:p>
          </table:table-cell>
          <table:table-cell office:value-type="float" office:value="0.473191489361702" calcext:value-type="float">
            <text:p>0.473191489361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200.csv</text:p>
          </table:table-cell>
          <table:table-cell office:value-type="float" office:value="32.9093294143677" calcext:value-type="float">
            <text:p>32.9093294143677</text:p>
          </table:table-cell>
          <table:table-cell office:value-type="float" office:value="0.5" calcext:value-type="float">
            <text:p>0.5</text:p>
          </table:table-cell>
          <table:table-cell office:value-type="float" office:value="0.473423472147107" calcext:value-type="float">
            <text:p>0.473423472147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50.csv</text:p>
          </table:table-cell>
          <table:table-cell office:value-type="float" office:value="49.9425556659699" calcext:value-type="float">
            <text:p>49.9425556659699</text:p>
          </table:table-cell>
          <table:table-cell office:value-type="float" office:value="0.5" calcext:value-type="float">
            <text:p>0.5</text:p>
          </table:table-cell>
          <table:table-cell office:value-type="float" office:value="0.473466522678186" calcext:value-type="float">
            <text:p>0.473466522678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500.csv</text:p>
          </table:table-cell>
          <table:table-cell office:value-type="float" office:value="42.0898892879486" calcext:value-type="float">
            <text:p>42.0898892879486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950623983" calcext:value-type="float">
            <text:p>0.473336950623983</text:p>
          </table:table-cell>
          <table:table-cell table:formula="of:=AVERAGE([.D92:.D96])" office:value-type="float" office:value="41.491898059845" calcext:value-type="float">
            <text:p>41.491898059845</text:p>
          </table:table-cell>
          <table:table-cell table:formula="of:=AVERAGE([.E92:.E96])" office:value-type="float" office:value="0.5" calcext:value-type="float">
            <text:p>0.5</text:p>
          </table:table-cell>
          <table:table-cell table:formula="of:=AVERAGE([.F92:.F96])" office:value-type="float" office:value="0.473374124563492" calcext:value-type="float">
            <text:p>0.473374124563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100.csv</text:p>
          </table:table-cell>
          <table:table-cell office:value-type="float" office:value="37.5850794315338" calcext:value-type="float">
            <text:p>37.5850794315338</text:p>
          </table:table-cell>
          <table:table-cell office:value-type="float" office:value="0.96" calcext:value-type="float">
            <text:p>0.96</text:p>
          </table:table-cell>
          <table:table-cell office:value-type="float" office:value="0.708656330749354" calcext:value-type="float">
            <text:p>0.708656330749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1000.csv</text:p>
          </table:table-cell>
          <table:table-cell office:value-type="float" office:value="5.59754776954651" calcext:value-type="float">
            <text:p>5.597547769546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38888888888889" calcext:value-type="float">
            <text:p>0.63888888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200.csv</text:p>
          </table:table-cell>
          <table:table-cell office:value-type="float" office:value="38.8060855865479" calcext:value-type="float">
            <text:p>38.8060855865479</text:p>
          </table:table-cell>
          <table:table-cell office:value-type="float" office:value="0.855" calcext:value-type="float">
            <text:p>0.855</text:p>
          </table:table-cell>
          <table:table-cell office:value-type="float" office:value="0.671895861148197" calcext:value-type="float">
            <text:p>0.671895861148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50.csv</text:p>
          </table:table-cell>
          <table:table-cell office:value-type="float" office:value="14.9272305965424" calcext:value-type="float">
            <text:p>14.9272305965424</text:p>
          </table:table-cell>
          <table:table-cell office:value-type="float" office:value="1" calcext:value-type="float">
            <text:p>1</text:p>
          </table:table-cell>
          <table:table-cell office:value-type="float" office:value="0.716465352828989" calcext:value-type="float">
            <text:p>0.716465352828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500.csv</text:p>
          </table:table-cell>
          <table:table-cell office:value-type="float" office:value="37.1187129020691" calcext:value-type="float">
            <text:p>37.1187129020691</text:p>
          </table:table-cell>
          <table:table-cell office:value-type="float" office:value="0.856" calcext:value-type="float">
            <text:p>0.856</text:p>
          </table:table-cell>
          <table:table-cell office:value-type="float" office:value="0.6513353115727" calcext:value-type="float">
            <text:p>0.6513353115727</text:p>
          </table:table-cell>
          <table:table-cell table:formula="of:=AVERAGE([.D97:.D101])" office:value-type="float" office:value="26.8069312572479" calcext:value-type="float">
            <text:p>26.8069312572479</text:p>
          </table:table-cell>
          <table:table-cell table:formula="of:=AVERAGE([.E97:.E101])" office:value-type="float" office:value="0.885" calcext:value-type="float">
            <text:p>0.885</text:p>
          </table:table-cell>
          <table:table-cell table:formula="of:=AVERAGE([.F97:.F101])" office:value-type="float" office:value="0.677448349037626" calcext:value-type="float">
            <text:p>0.677448349037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100.csv</text:p>
          </table:table-cell>
          <table:table-cell office:value-type="float" office:value="6.11909151077271" calcext:value-type="float">
            <text:p>6.11909151077271</text:p>
          </table:table-cell>
          <table:table-cell office:value-type="float" office:value="0.5" calcext:value-type="float">
            <text:p>0.5</text:p>
          </table:table-cell>
          <table:table-cell office:value-type="float" office:value="0.608309264607865" calcext:value-type="float">
            <text:p>0.608309264607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1000.csv</text:p>
          </table:table-cell>
          <table:table-cell office:value-type="float" office:value="29.6235072612762" calcext:value-type="float">
            <text:p>29.6235072612762</text:p>
          </table:table-cell>
          <table:table-cell office:value-type="float" office:value="0.5" calcext:value-type="float">
            <text:p>0.5</text:p>
          </table:table-cell>
          <table:table-cell office:value-type="float" office:value="0.635379061371841" calcext:value-type="float">
            <text:p>0.635379061371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200.csv</text:p>
          </table:table-cell>
          <table:table-cell office:value-type="float" office:value="7.5485053062439" calcext:value-type="float">
            <text:p>7.5485053062439</text:p>
          </table:table-cell>
          <table:table-cell office:value-type="float" office:value="0.5" calcext:value-type="float">
            <text:p>0.5</text:p>
          </table:table-cell>
          <table:table-cell office:value-type="float" office:value="0.610770279481936" calcext:value-type="float">
            <text:p>0.610770279481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50.csv</text:p>
          </table:table-cell>
          <table:table-cell office:value-type="float" office:value="4.9520628452301" calcext:value-type="float">
            <text:p>4.9520628452301</text:p>
          </table:table-cell>
          <table:table-cell office:value-type="float" office:value="0.5" calcext:value-type="float">
            <text:p>0.5</text:p>
          </table:table-cell>
          <table:table-cell office:value-type="float" office:value="0.607119314436388" calcext:value-type="float">
            <text:p>0.607119314436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500.csv</text:p>
          </table:table-cell>
          <table:table-cell office:value-type="float" office:value="13.6664423942566" calcext:value-type="float">
            <text:p>13.6664423942566</text:p>
          </table:table-cell>
          <table:table-cell office:value-type="float" office:value="0.5" calcext:value-type="float">
            <text:p>0.5</text:p>
          </table:table-cell>
          <table:table-cell office:value-type="float" office:value="0.618873445501097" calcext:value-type="float">
            <text:p>0.618873445501097</text:p>
          </table:table-cell>
          <table:table-cell table:formula="of:=AVERAGE([.D102:.D106])" office:value-type="float" office:value="12.3819218635559" calcext:value-type="float">
            <text:p>12.3819218635559</text:p>
          </table:table-cell>
          <table:table-cell table:formula="of:=AVERAGE([.E102:.E106])" office:value-type="float" office:value="0.5" calcext:value-type="float">
            <text:p>0.5</text:p>
          </table:table-cell>
          <table:table-cell table:formula="of:=AVERAGE([.F102:.F106])" office:value-type="float" office:value="0.616090273079825" calcext:value-type="float">
            <text:p>0.6160902730798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AVERAGE([.D82:.D106])" office:value-type="float" office:value="29.6881512641907" calcext:value-type="float">
            <text:p>29.6881512641907</text:p>
          </table:table-cell>
          <table:table-cell table:formula="of:=AVERAGE([.E82:.E106])" office:value-type="float" office:value="0.698" calcext:value-type="float">
            <text:p>0.698</text:p>
          </table:table-cell>
          <table:table-cell table:formula="of:=AVERAGE([.F82:.F106])" office:value-type="float" office:value="0.623650438495915" calcext:value-type="float">
            <text:p>0.62365043849591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alltests_gosdt.A82:alltests_gosdt.F10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05:16:45.548467789</dc:date>
    <meta:editing-duration>PT43M4S</meta:editing-duration>
    <meta:editing-cycles>3</meta:editing-cycles>
    <meta:generator>LibreOffice/6.4.7.2$Linux_X86_64 LibreOffice_project/40$Build-2</meta:generator>
    <meta:document-statistic meta:table-count="1" meta:cell-count="685" meta:object-count="0"/>
  </office:meta>
</office:document-meta>
</file>